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6b23" officeooo:paragraph-rsid="00116b23"/>
    </style:style>
    <style:style style:name="P2" style:family="paragraph" style:parent-style-name="Preformatted_20_Text">
      <style:text-properties officeooo:rsid="00116b23" officeooo:paragraph-rsid="0011ecfb"/>
    </style:style>
    <style:style style:name="P3" style:family="paragraph" style:parent-style-name="Preformatted_20_Text">
      <style:text-properties officeooo:rsid="00116b23" officeooo:paragraph-rsid="00123eee"/>
    </style:style>
    <style:style style:name="P4" style:family="paragraph" style:parent-style-name="Preformatted_20_Text">
      <style:paragraph-properties fo:text-align="center" style:justify-single-word="false"/>
      <style:text-properties fo:font-weight="bold" officeooo:rsid="00116b23" officeooo:paragraph-rsid="00116b23" style:font-weight-asian="bold" style:font-weight-complex="bold"/>
    </style:style>
    <style:style style:name="P5" style:family="paragraph" style:parent-style-name="Preformatted_20_Text">
      <style:text-properties officeooo:rsid="001378c3" officeooo:paragraph-rsid="001378c3"/>
    </style:style>
    <style:style style:name="P6" style:family="paragraph" style:parent-style-name="Preformatted_20_Text">
      <style:text-properties officeooo:rsid="00160a85" officeooo:paragraph-rsid="00160a85"/>
    </style:style>
    <style:style style:name="T1" style:family="text">
      <style:text-properties fo:language="es" fo:country="ES"/>
    </style:style>
    <style:style style:name="T2" style:family="text">
      <style:text-properties officeooo:rsid="0011ecfb"/>
    </style:style>
    <style:style style:name="T3" style:family="text">
      <style:text-properties style:font-name="Liberation Mono" style:font-name-asian="Nimbus Mono L" style:font-name-complex="Liberation Mono"/>
    </style:style>
    <style:style style:name="T4" style:family="text">
      <style:text-properties style:font-name="Liberation Mono" officeooo:rsid="0011ecfb" style:font-name-asian="Nimbus Mono L" style:font-name-complex="Liberation Mono"/>
    </style:style>
    <style:style style:name="T5" style:family="text">
      <style:text-properties style:font-name="Liberation Mono" officeooo:rsid="00123eee" style:font-name-asian="Nimbus Mono L" style:font-name-complex="Liberation Mono"/>
    </style:style>
    <style:style style:name="T6" style:family="text">
      <style:text-properties style:font-name="Liberation Mono" officeooo:rsid="0013a667" style:font-name-asian="Nimbus Mono L" style:font-name-complex="Liberation Mono"/>
    </style:style>
    <style:style style:name="T7" style:family="text">
      <style:text-properties style:font-name="Liberation Mono" fo:language="es" fo:country="ES" officeooo:rsid="0011ecfb" style:font-name-asian="Nimbus Mono L" style:font-name-complex="Liberation Mono"/>
    </style:style>
    <style:style style:name="T8" style:family="text">
      <style:text-properties style:font-name="Liberation Mono"/>
    </style:style>
    <style:style style:name="T9" style:family="text">
      <style:text-properties style:font-name="Liberation Mono" style:font-name-asian="Nimbus Mono L" style:font-name-complex="Liberation Mono"/>
    </style:style>
    <style:style style:name="T10" style:family="text">
      <style:text-properties style:font-name="Liberation Mono" officeooo:rsid="0013a667" style:font-name-asian="Nimbus Mono L" style:font-name-complex="Liberation Mono"/>
    </style:style>
    <style:style style:name="T11" style:family="text">
      <style:text-properties style:font-name="Liberation Mono" officeooo:rsid="0014a9e3" style:font-name-asian="Nimbus Mono L" style:font-name-complex="Liberation Mono"/>
    </style:style>
    <style:style style:name="T12" style:family="text">
      <style:text-properties officeooo:rsid="00123eee"/>
    </style:style>
    <style:style style:name="T13" style:family="text">
      <style:text-properties officeooo:rsid="0013a6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vatar</text:p>
      <text:p text:style-name="P1"/>
      <text:p text:style-name="P2">En un mundo ideal, uno de sus programas favoritos de la infancia fue “Avatar”. Recordar<text:span text:style-name="T4">á</text:span> que una parte de la <text:span text:style-name="T1">poblaci</text:span><text:span text:style-name="T7">ó</text:span><text:span text:style-name="T1">n</text:span> nace con poderes extraordinarios — en su forma mas b<text:span text:style-name="T4">á</text:span>sica, la manipulaci<text:span text:style-name="T7">ón</text:span> de los cuatro elementos.</text:p>
      <text:p text:style-name="P1"/>
      <text:p text:style-name="P2">Durante el siglo que el Avatar desapareci<text:span text:style-name="T4">ó</text:span>, las demas naciones formaron ej<text:span text:style-name="T4">é</text:span>rcitos para luchar contra la naci<text:span text:style-name="T7">ó</text:span>n del fuego. Aunque conocemos el resultado despu<text:span text:style-name="T4">é</text:span>s de cien a<text:span text:style-name="T4">ñ</text:span>os, queremos saber que tan intensas fueron las batallas. Nosotros deseamos crear una simulac<text:span text:style-name="T2">i</text:span><text:span text:style-name="T4">ó</text:span>n de lo que ocurrir<text:span text:style-name="T4">í</text:span>a en ese periodo con las tropas.</text:p>
      <text:p text:style-name="P1"/>
      <text:p text:style-name="P1">Para eso, tendremos guerreros, algunos sin habilidades, y otros con habilidades de tierra, agua, aire o fuego (imaginemos que algunos maestro aire no eran tan pac<text:span text:style-name="T4">í</text:span>ficos como en el canon). El guerrero regular tendr<text:span text:style-name="T4">á</text:span> un nombre, HP, defensa, ofensa, fuerza, y un nivel de suerte.</text:p>
      <text:p text:style-name="P1"/>
      <text:p text:style-name="P2">Los maestros aire, aparte de tener todas las cualidades del guerrero, tendr<text:span text:style-name="T4">á</text:span>n un ataque especial (double), ser<text:span text:style-name="T4">á</text:span>n vulnerables a los ataques de tierra (los ataques de tierra son 25% mas efectivos en un maestro aire).</text:p>
      <text:p text:style-name="P1"/>
      <text:p text:style-name="P3">Los maestros tierra, tendr<text:span text:style-name="T4">á</text:span>n todas las cualidades del guerrero, un ataque especial, y ser<text:span text:style-name="T4">á</text:span>n vulnerables a los ataques de agua (son 25% mas efectivos). Adicionalmente, un maestro tierra que tenga una fuerza mayor o igual a 100, tendr<text:span text:style-name="T4">á</text:span> la capacidad de manipular metal, y todos sus ataques incrementar<text:span text:style-name="T4">á</text:span>n por 50%. El maestro tierra tiene defensa especial contra un ataque el<text:span text:style-name="T5">é</text:span>ctrico (75%).</text:p>
      <text:p text:style-name="P1"/>
      <text:p text:style-name="P3">Los maestros agua, tendr<text:span text:style-name="T4">á</text:span>n todas las cualidades del guerrero, un ataque especial, y ser<text:span text:style-name="T4">á</text:span>n vulnerables a los ataques de fuego (son 25% mas efectivos). Adicionalmente, un maestro agua que tenga una fuerza mayor o igual a 110, tendr<text:span text:style-name="T4">á</text:span> la capacidad de recuperar su HP por 10% una vez cada turno.</text:p>
      <text:p text:style-name="P1"/>
      <text:p text:style-name="P3">Los maestros fuego tendr<text:span text:style-name="T4">á</text:span>n todas las cualidades del guerrero, un ataque especial, y ser<text:span text:style-name="T4">á</text:span>n vulnerables a los ataques de tierra (son 15% mas efectivos… :)). Adicionalmente, un maestro fuego que tenga una fuerza mayor o igual a 150 tendr<text:span text:style-name="T4">á</text:span> la capacidad de utilizar ataques el<text:span text:style-name="T5">é</text:span>ctricos, que ser<text:span text:style-name="T4">á</text:span>n 75% m<text:span text:style-name="T4">á</text:span>s efectivos en maestros agua.</text:p>
      <text:p text:style-name="P1"/>
      <text:p text:style-name="P3">Al ingresar un guerrero su fuerza no debe sobrepasar 60, incrementar<text:span text:style-name="T4">á</text:span> solo despu<text:span text:style-name="T5">é</text:span>s de hacer una simulaci<text:span text:style-name="T5">ó</text:span>n de batalla, y solamente incrementar<text:span text:style-name="T4">á</text:span> para el guerrero ganador.</text:p>
      <text:p text:style-name="P3"/>
      <text:p text:style-name="P3">El nivel de suerte es para smash hits (referencia a los juegos de Mother &lt;3). Un guerrero puede tener un nivel de suerte de 0 a 10. Si el nivel de suerte se encuentra entre 0 y 5, haga un random de 1 a 1,000,000. Si el random retorna 50, ser<text:span text:style-name="T4">á</text:span> un smash hit, y ser<text:span text:style-name="T4">á</text:span> 50% m<text:span text:style-name="T4">á</text:span><text:span text:style-name="T5">s fuerte</text:span>. Si el nivel de suerte se encuentra entre 6 y 9, entonces ser<text:span text:style-name="T4">á</text:span> un random que elija n<text:span text:style-name="T5">ú</text:span>meros de 1 a 10000, y cumplir<text:span text:style-name="T5">á</text:span> con el mismo requisito previamente escrito. Si la suerte es igual a 10, el random buscar<text:span text:style-name="T5">á</text:span> n<text:span text:style-name="T5">ú</text:span>meros <text:span text:style-name="T12">entre</text:span> 1 <text:span text:style-name="T12">y</text:span> 100.</text:p>
      <text:p text:style-name="P3"/>
      <text:p text:style-name="P5">Por puntos extra, deje cargados en el vector que utilizar<text:span text:style-name="T5">á</text:span> en el main a los personajes principales de la serie original de Avatar (<text:span text:style-name="T13">solo tierra, fuego, y agua – si desea hacer a Aang, no aceptar</text:span><text:span text:style-name="T6">é</text:span><text:span text:style-name="T6"> </text:span><text:span text:style-name="T11">que no pueda usar los otros elementos</text:span>).</text:p>
      <text:p text:style-name="P5"/>
      <text:p text:style-name="P6">Y como no es Pok<text:span text:style-name="T3">é</text:span><text:span text:style-name="T8">mon, asuma que cuando su guerrero llega a HP de 0, ha muerto, y no puede pelear m</text:span><text:span text:style-name="T3">á</text:span><text:span text:style-name="T3">s (s</text:span><text:span text:style-name="T3">á</text:span><text:span text:style-name="T3">quelo del vecto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5:24:14.618411082</dc:date>
    <meta:editing-duration>PT44M9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528" meta:character-count="3062" meta:non-whitespace-character-count="2544"/>
  </office:meta>
</office:document-meta>
</file>